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YALTA PAIMA, CHRISTOPHER JAVI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514100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805861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YALTA PAIMA, CHRISTOPHER JAVI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514100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7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831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7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54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28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395260</text:p>
          </table:table-cell>
          <table:table-cell table:style-name="Tabla2.D3" office:value-type="string">
            <text:p text:style-name="P17">9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30/07/2021</text:p>
          </table:table-cell>
          <table:table-cell table:style-name="Tabla2.A4" office:value-type="string">
            <text:p text:style-name="P16">397994</text:p>
          </table:table-cell>
          <table:table-cell table:style-name="Tabla2.D4" office:value-type="string">
            <text:p text:style-name="P17">38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2:35:5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